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02">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41">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06">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2">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27">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12">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453">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office:automatic-styles>
  <office:body>
    <office:presentation>
      <draw:page draw:name="Slide2" draw:style-name="a380" draw:master-page-name="Master1-Layout2-obj-Title-and-Content" presentation:presentation-page-layout-name="Master1-PPL2" draw:id="Slide-257">
        <draw:frame draw:id="id63" presentation:style-name="a391" draw:name="Content Placeholder 2" svg:x="0.16445in" svg:y="0.31511in" svg:width="12.95059in" svg:height="6.97692in" presentation:class="outline" presentation:placeholder="false">
          <draw:text-box>
            <text:list text:style-name="a383">
              <text:list-item>
                <text:p text:style-name="a382" text:class-names="" text:cond-style-name=""><text:span text:style-name="a381" text:class-names="">GitHub Copilot is a paid service, and there weren't any direct alternatives that offered the same level of AI-powered code suggestions and completions for free.<text:s text:c="1"/></text:span></text:p>
              </text:list-item>
            </text:list>
            <text:list text:style-name="a386">
              <text:list-item>
                <text:p text:style-name="a385" text:class-names="" text:cond-style-name=""><text:span text:style-name="a384" text:class-names=""/></text:p>
              </text:list-item>
            </text:list>
            <text:list text:style-name="a390">
              <text:list-item>
                <text:p text:style-name="a389" text:class-names="" text:cond-style-name=""><text:span text:style-name="a387" text:class-names="">However, there are some open-source tools and extensions that can assist with code completion and suggestions to varying degrees. Keep in mind that the features and capabilities of these tools may not match those of GitHub Copilot, but they can still be helpful.</text:span><text:span text:style-name="a388" text:class-names=""/></text:p>
              </text:list-item>
            </text:list>
          </draw:text-box>
          <svg:title/>
          <svg:desc/>
        </draw:frame>
      </draw:page>
      <draw:page draw:name="Slide6" draw:style-name="a392" draw:master-page-name="Master1-Layout2-obj-Title-and-Content" presentation:presentation-page-layout-name="Master1-PPL2" draw:id="Slide-261">
        <draw:frame draw:id="id64" presentation:style-name="a396" draw:name="Title 1" svg:x="0.15634in" svg:y="0.05477in" svg:width="11.5in" svg:height="1.44965in" presentation:class="title" presentation:placeholder="false">
          <draw:text-box>
            <text:p text:style-name="a395" text:class-names="" text:cond-style-name=""><text:span text:style-name="a393" text:class-names="">AI tools like copilot</text:span><text:span text:style-name="a394" text:class-names=""/></text:p>
          </draw:text-box>
          <svg:title/>
          <svg:desc/>
        </draw:frame>
        <draw:frame draw:id="id65" presentation:style-name="a463" draw:name="Content Placeholder 2" svg:x="0.20354in" svg:y="1.50442in" svg:width="12.97345in" svg:height="5.89381in" presentation:class="outline" presentation:placeholder="false">
          <draw:text-box>
            <text:list text:style-name="a402">
              <text:list-item>
                <text:p text:style-name="a401" text:class-names="" text:cond-style-name=""><text:span text:style-name="a397" text:class-names="">TabNine</text:span><text:span text:style-name="a398" text:class-names="">:<text:s text:c="1"/></text:span><text:span text:style-name="a399" text:class-names="">TabNine</text:span><text:span text:style-name="a400" text:class-names=""><text:s text:c="1"/>is an AI-powered autocompletion extension that can be used with various code editors. While it has a paid version, there's also a free version with limited features.</text:span></text:p>
              </text:list-item>
            </text:list>
            <text:list text:style-name="a406">
              <text:list-item>
                <text:p text:style-name="a405" text:class-names="" text:cond-style-name=""><text:span text:style-name="a403" text:class-names="">Kite</text:span><text:span text:style-name="a404" text:class-names="">: Kite is an AI-powered developer tool that offers code completions and suggestions. It has a free version available.</text:span></text:p>
              </text:list-item>
            </text:list>
            <text:list text:style-name="a412">
              <text:list-item>
                <text:p text:style-name="a411" text:class-names="" text:cond-style-name=""><text:span text:style-name="a407" text:class-names="">Visual Studio Code with Extensions</text:span><text:span text:style-name="a408" text:class-names="">: Visual Studio Code is a popular free code editor, and you can enhance its code completion and suggestion capabilities by installing various extensions. Some extensions like<text:s text:c="1"/></text:span><text:span text:style-name="a409" text:class-names="">TabNine</text:span><text:span text:style-name="a410" text:class-names=""><text:s text:c="1"/>and Kite also work with Visual Studio Code.</text:span></text:p>
              </text:list-item>
            </text:list>
            <text:list text:style-name="a416">
              <text:list-item>
                <text:p text:style-name="a415" text:class-names="" text:cond-style-name=""><text:span text:style-name="a413" text:class-names="">IntelliJ IDEA Community Edition</text:span><text:span text:style-name="a414" text:class-names="">: If you're working with Java or other JVM languages, IntelliJ IDEA Community Edition is a free and powerful IDE that provides code suggestions and completions.</text:span></text:p>
              </text:list-item>
            </text:list>
            <text:list text:style-name="a420">
              <text:list-item>
                <text:p text:style-name="a419" text:class-names="" text:cond-style-name=""><text:span text:style-name="a417" text:class-names="">Emacs with Company Mode</text:span><text:span text:style-name="a418" text:class-names="">: Emacs is a highly customizable text editor, and you can set it up with the Company mode extension to get code completion.</text:span></text:p>
              </text:list-item>
            </text:list>
            <text:list text:style-name="a427">
              <text:list-item>
                <text:p text:style-name="a426" text:class-names="" text:cond-style-name=""><text:span text:style-name="a421" text:class-names="">Jupyter</text:span><text:span text:style-name="a422" text:class-names=""><text:s text:c="1"/>Notebooks</text:span><text:span text:style-name="a423" text:class-names="">: If you're working with Python,<text:s text:c="1"/></text:span><text:span text:style-name="a424" text:class-names="">Jupyter</text:span><text:span text:style-name="a425" text:class-names=""><text:s text:c="1"/>Notebooks provide code suggestions and autocompletion for free.</text:span></text:p>
              </text:list-item>
            </text:list>
            <text:list text:style-name="a433">
              <text:list-item>
                <text:p text:style-name="a432" text:class-names="" text:cond-style-name=""><text:span text:style-name="a428" text:class-names="">Online Code Editors</text:span><text:span text:style-name="a429" text:class-names="">: Some online code editors, like Repl.it and<text:s text:c="1"/></text:span><text:span text:style-name="a430" text:class-names="">CodePen</text:span><text:span text:style-name="a431" text:class-names="">, offer code suggestions and completions as part of their free features.</text:span></text:p>
              </text:list-item>
            </text:list>
            <text:list text:style-name="a441">
              <text:list-item>
                <text:p text:style-name="a440" text:class-names="" text:cond-style-name=""><text:span text:style-name="a434" text:class-names="">Codota</text:span><text:span text:style-name="a435" text:class-names="">:<text:s text:c="1"/></text:span><text:span text:style-name="a436" text:class-names="">Codota</text:span><text:span text:style-name="a437" text:class-names=""><text:s text:c="1"/>provides AI-based code completions for Java and other languages. It supports several IDEs, including IntelliJ, Android Studio, and Eclipse.<text:s text:c="1"/></text:span><text:span text:style-name="a438" text:class-names="">Codota</text:span><text:span text:style-name="a439" text:class-names=""><text:s text:c="1"/>has a free plan for individual developers.</text:span></text:p>
              </text:list-item>
            </text:list>
            <text:list text:style-name="a447">
              <text:list-item>
                <text:p text:style-name="a446" text:class-names="" text:cond-style-name=""><text:span text:style-name="a442" text:class-names="">SourceAI</text:span><text:span text:style-name="a443" text:class-names="">:<text:s text:c="1"/></text:span><text:span text:style-name="a444" text:class-names="">SourceAI</text:span><text:span text:style-name="a445" text:class-names=""><text:s text:c="1"/>is an AI-based code generator that can generate code snippets from descriptions in plain English. It's a relatively new tool and offers free usage with some limitations.</text:span></text:p>
              </text:list-item>
            </text:list>
            <text:list text:style-name="a453">
              <text:list-item>
                <text:p text:style-name="a452" text:class-names="" text:cond-style-name=""><text:span text:style-name="a448" text:class-names="">DeepCode</text:span><text:span text:style-name="a449" text:class-names="">:<text:s text:c="1"/></text:span><text:span text:style-name="a450" text:class-names="">DeepCode</text:span><text:span text:style-name="a451" text:class-names=""><text:s text:c="1"/>offers AI-powered code review and suggestions. It integrates with various IDEs and version control systems. While primarily targeting businesses, they offer a free tier for individual use.</text:span></text:p>
              </text:list-item>
            </text:list>
            <text:list text:style-name="a456">
              <text:list-item>
                <text:p text:style-name="a455" text:class-names="" text:cond-style-name=""><text:span text:style-name="a454" text:class-names=""/></text:p>
              </text:list-item>
            </text:list>
            <text:list text:style-name="a459">
              <text:list-item>
                <text:p text:style-name="a458" text:class-names="" text:cond-style-name=""><text:span text:style-name="a457" text:class-names=""/></text:p>
              </text:list-item>
            </text:list>
            <text:list text:style-name="a462">
              <text:list-item>
                <text:p text:style-name="a461" text:class-names="" text:cond-style-name=""><text:span text:style-name="a460" text:class-names=""/></text:p>
              </text:list-item>
            </text:list>
          </draw:text-box>
          <svg:title/>
          <svg:desc/>
        </draw:frame>
      </draw:page>
      <draw:page draw:name="Slide12" draw:style-name="a464" draw:master-page-name="Master1-Layout2-obj-Title-and-Content" presentation:presentation-page-layout-name="Master1-PPL2" draw:id="Slide-267">
        <draw:frame draw:id="id66" presentation:style-name="a468" draw:name="Title 1" svg:x="0.91667in" svg:y="0.39931in" svg:width="11.5in" svg:height="1.44965in" presentation:class="title" presentation:placeholder="false">
          <draw:text-box>
            <text:p text:style-name="a467" text:class-names="" text:cond-style-name=""><text:span text:style-name="a465" text:class-names="">Frameworks</text:span><text:span text:style-name="a466" text:class-names=""/></text:p>
          </draw:text-box>
          <svg:title/>
          <svg:desc/>
        </draw:frame>
        <draw:frame draw:id="id67" presentation:style-name="a494" draw:name="Content Placeholder 2" svg:x="0.91667in" svg:y="1.99653in" svg:width="11.5in" svg:height="4.75868in" presentation:class="outline" presentation:placeholder="false">
          <draw:text-box>
            <text:list text:style-name="a472">
              <text:list-item>
                <text:p text:style-name="a471" text:class-names="" text:cond-style-name=""><text:span text:style-name="a469" text:class-names=""><text:a xlink:href="https://www.javatpoint.com/spring-tutorial" text:style-name="" text:visited-style-name="">https://www.javatpoint.com/spring-tutorial</text:a></text:span><text:span text:style-name="a470" text:class-names=""/></text:p>
              </text:list-item>
            </text:list>
            <text:list text:style-name="a475">
              <text:list-item>
                <text:p text:style-name="a474" text:class-names="" text:cond-style-name=""><text:span text:style-name="a473" text:class-names=""/></text:p>
              </text:list-item>
            </text:list>
            <text:list text:style-name="a479">
              <text:list-item>
                <text:p text:style-name="a478" text:class-names="" text:cond-style-name=""><text:span text:style-name="a476" text:class-names=""><text:a xlink:href="https://www.javatpoint.com/spring-boot-tutorial" text:style-name="" text:visited-style-name="">https://www.javatpoint.com/spring-boot-tutorial</text:a></text:span><text:span text:style-name="a477" text:class-names=""/></text:p>
              </text:list-item>
            </text:list>
            <text:list text:style-name="a482">
              <text:list-item>
                <text:p text:style-name="a481" text:class-names="" text:cond-style-name=""><text:span text:style-name="a480" text:class-names=""/></text:p>
              </text:list-item>
            </text:list>
            <text:list text:style-name="a486">
              <text:list-item>
                <text:p text:style-name="a485" text:class-names="" text:cond-style-name=""><text:span text:style-name="a483" text:class-names=""><text:a xlink:href="https://www.baeldung.com/spring-boot" text:style-name="" text:visited-style-name="">https://www.baeldung.com/spring-boot</text:a></text:span><text:span text:style-name="a484" text:class-names=""/></text:p>
              </text:list-item>
            </text:list>
            <text:list text:style-name="a489">
              <text:list-item>
                <text:p text:style-name="a488" text:class-names="" text:cond-style-name=""><text:span text:style-name="a487" text:class-names=""/></text:p>
              </text:list-item>
            </text:list>
            <text:list text:style-name="a493">
              <text:list-item>
                <text:p text:style-name="a492" text:class-names="" text:cond-style-name=""><text:span text:style-name="a490" text:class-names="">https://www.postgresqltutorial.com/</text:span><text:span text:style-name="a49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Saeid Rezaei (Umail)</meta:initial-creator>
    <dc:creator>Saeid Rezaei (Umail)</dc:creator>
    <meta:creation-date>2023-12-07T07:49:42Z</meta:creation-date>
    <dc:date>2023-12-07T08:24:35Z</dc:date>
    <meta:editing-cycles>1</meta:editing-cycles>
    <meta:editing-duration>PT2092S</meta:editing-duration>
    <meta:document-statistic meta:paragraph-count="23" meta:word-count="423"/>
  </office:meta>
</office:document-meta>
</file>